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Roman 10"/>
    </style:style>
    <style:style style:name="P2" style:family="paragraph" style:parent-style-name="Standard">
      <style:text-properties style:font-name="LM Roman 10" style:text-overline-style="none" style:text-overline-color="font-color"/>
    </style:style>
    <style:style style:name="P3" style:family="paragraph" style:parent-style-name="Standard">
      <style:text-properties style:font-name="LM Roman 10" fo:font-size="8pt" style:font-size-asian="8pt" style:font-size-complex="8pt"/>
    </style:style>
    <style:style style:name="P4" style:family="paragraph" style:parent-style-name="Standard">
      <style:text-properties style:font-name="LM Roman 10" fo:font-size="8pt" style:font-size-asian="8pt" style:font-size-complex="8pt" style:text-overline-style="none" style:text-overline-color="font-color"/>
    </style:style>
    <style:style style:name="P5" style:family="paragraph" style:parent-style-name="Standard">
      <style:text-properties style:font-name="LM Roman 10" fo:font-size="8pt" style:font-size-asian="7pt" style:font-size-complex="8pt"/>
    </style:style>
    <style:style style:name="P6" style:family="paragraph" style:parent-style-name="Standard">
      <style:text-properties style:font-name="LM Roman 10" fo:font-size="12pt" style:font-size-asian="12pt" style:font-size-complex="12pt"/>
    </style:style>
    <style:style style:name="P7" style:family="paragraph" style:parent-style-name="Standard">
      <style:text-properties style:font-name="LM Roman 10" fo:font-size="10pt" style:font-size-asian="10pt" style:font-size-complex="10pt"/>
    </style:style>
    <style:style style:name="P8" style:family="paragraph" style:parent-style-name="Standard">
      <style:text-properties style:font-name="LM Roman 10" style:text-underline-style="solid" style:text-underline-width="auto" style:text-underline-color="font-color"/>
    </style:style>
    <style:style style:name="P9" style:family="paragraph" style:parent-style-name="Standard">
      <style:text-properties style:font-name="LM Roman 10" fo:background-color="#ffff00"/>
    </style:style>
    <style:style style:name="P10" style:family="paragraph" style:parent-style-name="Standard">
      <style:text-properties style:font-name="LM Roman 10" fo:font-size="8pt" style:font-size-asian="8pt" style:font-size-complex="8pt"/>
    </style:style>
    <style:style style:name="P11" style:family="paragraph" style:parent-style-name="Standard">
      <style:text-properties style:font-name="LM Roman 10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solid" style:text-overline-type="double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style:font-size-asian="10.5pt" style:text-overline-style="solid" style:text-overline-type="double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fo:background-color="#ffff00"/>
    </style:style>
    <style:style style:name="T6" style:family="text">
      <style:text-properties style:text-underline-style="solid" style:text-underline-width="auto" style:text-underline-color="font-color" fo:background-color="#ffff00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fo:background-color="#ffff00" style:text-overline-style="solid" style:text-overline-type="double" style:text-overline-width="auto" style:text-overline-color="font-color"/>
    </style:style>
    <style:style style:name="T8" style:family="text">
      <style:text-properties style:font-size-asian="10.5pt" style:text-overline-style="solid" style:text-overline-type="double" style:text-overline-width="auto" style:text-overline-color="font-color"/>
    </style:style>
    <style:style style:name="T9" style:family="text">
      <style:text-properties style:font-size-asian="10.5pt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overline-style="solid" style:text-overline-type="double" style:text-overline-width="auto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style:font-size-asian="8pt" style:font-size-complex="8pt" style:text-overline-style="none" style:text-overline-color="font-color"/>
    </style:style>
    <style:style style:name="T14" style:family="text">
      <style:text-properties fo:font-size="8pt" style:font-size-asian="7pt" style:font-size-complex="8pt"/>
    </style:style>
    <style:style style:name="T15" style:family="text">
      <style:text-properties style:text-overline-style="none" style:text-overline-color="font-color"/>
    </style:style>
    <style:style style:name="T16" style:family="text">
      <style:text-properties style:text-underline-style="none" style:text-overline-style="none" style:text-overline-color="font-color"/>
    </style:style>
    <style:style style:name="T17" style:family="text">
      <style:text-properties style:text-underline-style="none" fo:background-color="#ffff00" style:text-overline-style="none" style:text-overline-color="font-color"/>
    </style:style>
    <style:style style:name="T18" style:family="text">
      <style:text-properties style:text-underline-style="none" style:text-overline-style="solid" style:text-overline-type="double" style:text-overline-width="auto" style:text-overline-color="font-color"/>
    </style:style>
    <style:style style:name="T19" style:family="text">
      <style:text-properties style:text-underline-style="none" style:font-size-asian="10.5pt" style:text-overline-style="none" style:text-overline-color="font-color"/>
    </style:style>
    <style:style style:name="T20" style:family="text">
      <style:text-properties style:text-underline-style="none" style:font-size-asian="10.5pt" style:text-overline-style="solid" style:text-overline-type="double" style:text-overline-width="auto" style:text-overline-color="font-color"/>
    </style:style>
    <style:style style:name="T21" style:family="text">
      <style:text-properties style:font-name="LM Roman 10"/>
    </style:style>
    <style:style style:name="T22" style:family="text">
      <style:text-properties style:font-name="LM Roman 10" style:text-underline-style="solid" style:text-underline-width="auto" style:text-underline-color="font-color" style:font-size-asian="10.5pt" style:text-overline-style="solid" style:text-overline-type="double" style:text-overline-width="auto" style:text-overline-color="font-color"/>
    </style:style>
    <style:style style:name="T23" style:family="text">
      <style:text-properties style:font-name="LM Roman 10" style:font-size-asian="10.5pt" style:text-overline-style="solid" style:text-overline-type="double" style:text-overline-width="auto" style:text-overline-color="font-color"/>
    </style:style>
    <style:style style:name="T24" style:family="text">
      <style:text-properties style:font-name="LM Roman 10" style:font-size-asian="10.5pt" style:text-overline-style="none" style:text-overline-color="font-color"/>
    </style:style>
    <style:style style:name="T25" style:family="text">
      <style:text-properties style:font-name="LM Roman 10" fo:background-color="#ffff00" style:font-size-asian="10.5pt" style:text-overline-style="solid" style:text-overline-type="double" style:text-overline-width="auto" style:text-overline-color="font-color"/>
    </style:style>
    <style:style style:name="T26" style:family="text">
      <style:text-properties fo:background-color="#ffff00"/>
    </style:style>
    <style:style style:name="T27" style:family="text">
      <style:text-properties fo:background-color="#ffff00" style:text-overline-style="solid" style:text-overline-type="double" style:text-overline-width="auto" style:text-overline-color="font-color"/>
    </style:style>
    <style:style style:name="T28" style:family="text">
      <style:text-properties fo:background-color="#ffff00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o 0: Abstracción</text:p>
      <text:p text:style-name="P1"/>
      <text:p text:style-name="P1">EJEMPLAR(<text:span text:style-name="T1">número_de_inventario</text:span>)</text:p>
      <text:p text:style-name="P1"><text:tab/><text:tab/><text:tab/> <text:s text:c="9"/><text:span text:style-name="T10">EJEMPLAR</text:span></text:p>
      <text:p text:style-name="P1">EJEMPLAR_USADO(<text:span text:style-name="T8">número_de_inventario</text:span>)</text:p>
      <text:p text:style-name="P1"><text:s text:c="45"/><text:span text:style-name="T10">EJEMPLAR</text:span></text:p>
      <text:p text:style-name="P1">EJEMPLAR_NUEVO(<text:span text:style-name="T8">número_de_inventario</text:span>)</text:p>
      <text:p text:style-name="P1"/>
      <text:p text:style-name="P1">forma B:</text:p>
      <text:p text:style-name="P1">VENDEDOR(<text:span text:style-name="T1">cédula</text:span>, <text:s/>nombre_completo, dirección, correo_electrónico,fecha_de_ingreso, comisión,nro_sábados,turno,remuneración)</text:p>
      <text:p text:style-name="P1"/>
      <text:p text:style-name="P1">ADMINISTRATIVO(<text:span text:style-name="T1">cédula</text:span>, <text:s/>nombre_completo, dirección, correo_electrónico, fecha_de_ingreso)</text:p>
      <text:p text:style-name="P1"/>
      <text:p text:style-name="P1">forma C:</text:p>
      <text:p text:style-name="P1">TRABAJADOR(<text:span text:style-name="T1">cédula</text:span>, <text:s/>nombre_completo, dirección, correo_electrónico, fecha_de_ingreso,tipo,comisión,nro_sábados,turno,remuneración)</text:p>
      <text:p text:style-name="P1"/>
      <text:p text:style-name="P1"/>
      <text:p text:style-name="P1"/>
      <text:p text:style-name="P1">forma B:</text:p>
      <text:p text:style-name="P1">NUEVO(postiza1,año_de_elaboración, modelo. categoría,marca, costo,nivel_mínimo,cantidad,existente)</text:p>
      <text:p text:style-name="P1">USADO(postiza2,año_de_elaboración, modelo. categoría,marca, costo)</text:p>
      <text:p text:style-name="P1"/>
      <text:p text:style-name="P1"/>
      <text:p text:style-name="P1">CLIENTE(<text:span text:style-name="T1">cédula</text:span>, nombre_completa, dirección, teléfono,correo_electrónico)</text:p>
      <text:p text:style-name="P1"/>
      <text:p text:style-name="P1"><text:tab/><text:tab/><text:span text:style-name="T12">CLIENTE <text:s text:c="2"/>COMPROBANTE VENDEDOR</text:span></text:p>
      <text:p text:style-name="P1">OPERACIÓN(<text:span text:style-name="T11">cliente</text:span>,<text:span text:style-name="T11">comprobante</text:span>,<text:span text:style-name="T11">vendedor, </text:span><text:span text:style-name="T15">tipo,)</text:span></text:p>
      <text:p text:style-name="P1"/>
      <text:p text:style-name="P1">Paso 1: Entidades Fuertes</text:p>
      <text:p text:style-name="P1"/>
      <text:p text:style-name="P2">BONO_SABATINO(monto)</text:p>
      <text:p text:style-name="P1"/>
      <text:p text:style-name="P2">LISTA_DE_PRECIOS(precio, año_de_elaboración, modelo, marca)</text:p>
      <text:p text:style-name="P1"/>
      <text:p text:style-name="P2">PRIMA(género, rango_etario, monto)</text:p>
      <text:p text:style-name="P1"><text:soft-page-break/></text:p>
      <text:p text:style-name="P2">DEPENDIENTE(nombre_completo, cédula, edad,sexo,asegurado )</text:p>
      <text:p text:style-name="P1"/>
      <text:p text:style-name="P1"><text:span text:style-name="T15">CATEGORÍA(</text:span><text:span text:style-name="T2">sueldo_base,cargo</text:span><text:span text:style-name="T15">)</text:span></text:p>
      <text:p text:style-name="P1"/>
      <text:p text:style-name="P1"><text:span text:style-name="T15">CARGO(</text:span><text:span text:style-name="T2">sueldo_base,cargo</text:span><text:span text:style-name="T15">)</text:span></text:p>
      <text:p text:style-name="P1"/>
      <text:p text:style-name="P1"><text:span text:style-name="T15">PROVEEDOR(</text:span><text:span text:style-name="T2">rif</text:span><text:span text:style-name="T15">)</text:span></text:p>
      <text:p text:style-name="P2"/>
      <text:p text:style-name="P1"><text:span text:style-name="T15">ORDEN(</text:span><text:span text:style-name="T2">número</text:span><text:span text:style-name="T15">, fecha,monto_total)</text:span></text:p>
      <text:p text:style-name="P1"/>
      <text:p text:style-name="P1">Paso 2: Entidades débiles</text:p>
      <text:p text:style-name="P1"/>
      <text:p text:style-name="P1">NO HAY</text:p>
      <text:p text:style-name="P1"/>
      <text:p text:style-name="P1">paso 3: Relaciones (1,1)</text:p>
      <text:p text:style-name="P1"/>
      <text:p text:style-name="P1"><text:tab/><text:tab/><text:span text:style-name="T12">CLIENTE <text:s text:c="2"/>COMPROBANTE VENDEDOR <text:s text:c="29"/></text:span><text:span text:style-name="T12">EJEMPLAR_USADO</text:span></text:p>
      <text:p text:style-name="P1">OPERACIÓN(<text:span text:style-name="T11">cliente</text:span>,<text:span text:style-name="T11">comprobante</text:span>,<text:span text:style-name="T11">vendedor, </text:span><text:span text:style-name="T15">tipo, </text:span><text:span text:style-name="T11">ejemplar_usado_de_venta</text:span><text:span text:style-name="T15">, precio_de_venta</text:span><text:span text:style-name="T15">)</text:span></text:p>
      <text:p text:style-name="P1"/>
      <text:p text:style-name="P1"/>
      <text:p text:style-name="P1"/>
      <text:p text:style-name="P1"><text:tab/><text:tab/><text:span text:style-name="T12">CLIENTE <text:s text:c="2"/>COMPROBANTE VENDEDOR <text:s text:c="29"/></text:span><text:span text:style-name="T12">EJEMPLAR_USASO</text:span></text:p>
      <text:p text:style-name="P1">OPERACIÓN(<text:span text:style-name="T11">cliente</text:span>,<text:span text:style-name="T11">comprobante</text:span>,<text:span text:style-name="T11">vendedor, </text:span><text:span text:style-name="T15">tipo, <text:s/></text:span><text:span text:style-name="T11">ejemplar_usado_de_venta</text:span><text:span text:style-name="T15">, precio_de_venta,</text:span></text:p>
      <text:p text:style-name="P1"><text:s text:c="9"/><text:span text:style-name="T12">EJEMPLAR</text:span> <text:s/></text:p>
      <text:p text:style-name="P1"><text:span text:style-name="T15"><text:s/></text:span><text:span text:style-name="T11">ejemplar_de_compra</text:span><text:span text:style-name="T15">, precio_de_compra, fecha</text:span><text:span text:style-name="T15">)</text:span></text:p>
      <text:p text:style-name="P1"/>
      <text:p text:style-name="P1"/>
      <text:p text:style-name="P1"/>
      <text:p text:style-name="P1"><text:tab/><text:tab/><text:span text:style-name="T12">CLIENTE <text:s text:c="2"/>COMPROBANTE VENDEDOR <text:s text:c="19"/></text:span><text:span text:style-name="T12">EJEMPLAR_USASO <text:s text:c="3"/>EJEMPLAR_USASO</text:span></text:p>
      <text:p text:style-name="P1">OPERACIÓN(<text:span text:style-name="T3">cliente</text:span><text:span text:style-name="T1">,</text:span><text:span text:style-name="T3">comprobante</text:span><text:span text:style-name="T1">,</text:span><text:span text:style-name="T3">vendedor</text:span><text:span text:style-name="T11">, </text:span><text:span text:style-name="T15">tipo, <text:s/></text:span><text:span text:style-name="T11">ejemplar_cliente</text:span><text:span text:style-name="T15">,</text:span><text:span text:style-name="T11">ejemplar_tienda</text:span></text:p>
      <text:p text:style-name="P2"/>
      <text:p text:style-name="P1"><text:span text:style-name="T12"><text:s text:c="8"/></text:span><text:span text:style-name="T12">EJEMPLAR_USASO</text:span><text:span text:style-name="T12"> <text:s text:c="75"/>EJEMPLAR</text:span></text:p>
      <text:p text:style-name="P1"><text:span text:style-name="T15"><text:s/></text:span><text:span text:style-name="T11">ejemplar_usado_de_venta</text:span><text:span text:style-name="T15">, precio_de_venta, <text:s/></text:span><text:span text:style-name="T11">ejemplar_de_compra</text:span><text:span text:style-name="T15">, precio_de_compra, fecha</text:span><text:span text:style-name="T15">)</text:span></text:p>
      <text:p text:style-name="P1"/>
      <text:p text:style-name="P1">{1. si el tipo es 2, ejemplar_usado_de_venta es distinto de null</text:p>
      <text:p text:style-name="P1">2. i el tipo es 3, ejemplar_de_compra, precio_de_compra, fecha sea distinto de null</text:p>
      <text:p text:style-name="P1"><text:soft-page-break/>3. si es tipo ejemplar_cliente y ejemplar_tienda es distinto de null}</text:p>
      <text:p text:style-name="P1"/>
      <text:p text:style-name="P2"/>
      <text:p text:style-name="P1"/>
      <text:p text:style-name="P1">PASO 4: Relaciones (1:N)</text:p>
      <text:p text:style-name="P1"><text:tab/><text:tab/><text:tab/><text:tab/><text:tab/><text:tab/><text:tab/><text:tab/><text:tab/> <text:s text:c="7"/><text:span text:style-name="T12">PRIMA</text:span></text:p>
      <text:p text:style-name="P1">DEPENDIENTE(<text:span text:style-name="T15">nombre_completo, cédula, edad,sexo,asegurado,</text:span><text:span text:style-name="T11">prima</text:span>)</text:p>
      <text:p text:style-name="P1"/>
      <text:p text:style-name="P1">VENDEDOR(<text:span text:style-name="T1">cédula</text:span>, <text:s/>nombre_completo, dirección, correo_electrónico,fecha_de_ingreso,</text:p>
      <text:p text:style-name="P1"><text:s text:c="74"/><text:span text:style-name="T12">CATEGORÍA</text:span></text:p>
      <text:p text:style-name="P1"><text:s/>comisión, nro_sábados, turno, remuneración, <text:span text:style-name="T11">categoría</text:span>)</text:p>
      <text:p text:style-name="P1"><text:s text:c="5"/></text:p>
      <text:p text:style-name="P1">ADMINISTRATIVO(<text:span text:style-name="T1">cédula</text:span>, nombre_completo, dirección, correo_electrónico, fecha_de_ingreso, </text:p>
      <text:p text:style-name="P3">CARGO</text:p>
      <text:p text:style-name="P1"><text:span text:style-name="T11">cargo</text:span>)</text:p>
      <text:p text:style-name="P1"/>
      <text:p text:style-name="P1"/>
      <text:p text:style-name="P1"><text:tab/><text:tab/><text:tab/> <text:s text:c="8"/><text:span text:style-name="T12"><text:s/>EJEMPLAR <text:s text:c="33"/>USADO</text:span></text:p>
      <text:p text:style-name="P1">EJEMPLAR_USADO(<text:span text:style-name="T8">número_de_inventario</text:span><text:span text:style-name="T9">,</text:span><text:span text:style-name="T8">información_producto</text:span>)</text:p>
      <text:p text:style-name="P1"><text:s text:c="45"/><text:span text:style-name="T12">EJEMPLAR</text:span><text:span text:style-name="T10"> <text:s text:c="19"/></text:span><text:span text:style-name="T12">NUEVO</text:span></text:p>
      <text:p text:style-name="P1">EJEMPLAR_NUEVO(<text:span text:style-name="T8">número_de_inventario</text:span><text:span text:style-name="T9">,</text:span><text:span text:style-name="T8">información_producto</text:span>)</text:p>
      <text:p text:style-name="P1">{información_producto no puede ser nulo}</text:p>
      <text:p text:style-name="P1"><text:s text:c="51"/><text:span text:style-name="T12">PROVEEDOR</text:span></text:p>
      <text:p text:style-name="P1"><text:span text:style-name="T15">ORDEN(</text:span><text:span text:style-name="T2">número</text:span><text:span text:style-name="T15">, fecha, monto_total, </text:span><text:span text:style-name="T11">proveedor</text:span><text:span text:style-name="T15">)</text:span></text:p>
      <text:p text:style-name="P1"/>
      <text:p text:style-name="P1"/>
      <text:p text:style-name="P2">paso 5: relaciones (n:m)</text:p>
      <text:p text:style-name="P1"/>
      <text:p text:style-name="P1">Pide_nuevo(<text:span text:style-name="T1">producto_usado</text:span>,<text:span text:style-name="T15">año_de_elaboración, modelo. categoría,marca, costo</text:span>) </text:p>
      <text:p text:style-name="P1"/>
      <text:p text:style-name="P1">Pide_usado(<text:span text:style-name="T1">producto_nuevo</text:span>,<text:span text:style-name="T15">año_de_elaboración, modelo. categoría,marca, costo, nivel_mínimo, cantidad, existente</text:span>) </text:p>
      <text:p text:style-name="P1"/>
      <text:p text:style-name="P2">dudas: </text:p>
      <text:p text:style-name="P2">1. preguntar sobre bono-sabtino, lista-de-precios y prima, que no tienen clave porque son tablas</text:p>
      <text:p text:style-name="P1">2. en categoría preguntar sobre la clave</text:p>
      <text:p text:style-name="P1">3. la clave de operacion</text:p>
      <text:p text:style-name="P1">4. nombres de la relación, pide_nuevo y pide_usado</text:p>
      <text:p text:style-name="P1"><text:soft-page-break/></text:p>
      <text:p text:style-name="P1">paso 6: N arias</text:p>
      <text:p text:style-name="P1"><text:span text:style-name="T12"><text:tab/> <text:s text:c="3"/>PROVEEDOR<text:tab/> <text:s text:c="8"/>NUEVO</text:span><text:tab/><text:span text:style-name="T14">COMPROBANTE</text:span><text:tab/><text:tab/><text:tab/><text:tab/></text:p>
      <text:p text:style-name="P1">Entrega(<text:span text:style-name="T3">proveedora</text:span><text:span text:style-name="T1">,</text:span><text:span text:style-name="T3">producto_nuevo</text:span><text:span text:style-name="T1">,</text:span><text:span text:style-name="T3"> <text:s text:c="4"/>factura <text:s text:c="2"/></text:span><text:span text:style-name="T11"><text:s/></text:span>)</text:p>
      <text:p text:style-name="P1"/>
      <text:p text:style-name="P1">paso 7:</text:p>
      <text:p text:style-name="P1"><text:s text:c="35"/><text:span text:style-name="T14">VENDEDOR</text:span></text:p>
      <text:p text:style-name="P1">teléfonos_vendedor( <text:span text:style-name="T3">cédula <text:s text:c="5"/></text:span><text:span text:style-name="T1">,número</text:span>)</text:p>
      <text:p text:style-name="P1"><text:s text:c="41"/><text:span text:style-name="T14">ADMINISTRATIVO</text:span></text:p>
      <text:p text:style-name="P1">teléfonos_administrativo( <text:span text:style-name="T3">cédula <text:s text:c="10"/></text:span><text:span text:style-name="T1">,número</text:span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</text:p>
      <text:p text:style-name="P8">EJEMPLAR(número_de_<text:span text:style-name="T26">inventario</text:span>)</text:p>
      <text:p text:style-name="P1"><text:tab/><text:tab/><text:tab/> <text:s text:c="8"/><text:span text:style-name="T12"><text:s/>EJEMPLAR <text:s text:c="33"/>USADO</text:span></text:p>
      <text:p text:style-name="Standard"><text:span text:style-name="T21">EJEMPLAR_USADO(</text:span><text:span text:style-name="T22">número_de_inventario</text:span><text:span text:style-name="T24">,</text:span><text:span text:style-name="T23">información</text:span><text:span text:style-name="T25">_</text:span><text:span text:style-name="T23">producto</text:span><text:span text:style-name="T21">)</text:span></text:p>
      <text:p text:style-name="P1"><text:s text:c="36"/><text:span text:style-name="T12">EJEMPLAR</text:span><text:span text:style-name="T10"> <text:s text:c="26"/></text:span><text:span text:style-name="T12">NUEVO</text:span></text:p>
      <text:p text:style-name="P6">EJEMPLAR_NUEVO(<text:span text:style-name="T3">número_de_inventario</text:span><text:span text:style-name="T15">,</text:span><text:span text:style-name="T11">información_</text:span><text:span text:style-name="T27">producto</text:span>)</text:p>
      <text:p text:style-name="P7">{información_producto no puede ser nulo}</text:p>
      <text:p text:style-name="P1"/>
      <text:p text:style-name="P1"/>
      <text:p text:style-name="P1"/>
      <text:p text:style-name="P1"><text:span text:style-name="T26">PRODUCTO</text:span>(<text:span text:style-name="T1">p_identificador</text:span>, año_de_elaboración, categoría, costo, marca,modelo)</text:p>
      <text:p text:style-name="P5"><text:tab/> <text:s text:c="11"/>PRODUCTO</text:p>
      <text:p text:style-name="P1"><text:span text:style-name="T26">NUEVO</text:span>(<text:span text:style-name="T11">p</text:span><text:span text:style-name="T3">_identificador</text:span>, nivel_mínimo,cantidad_<text:span text:style-name="T26">existente</text:span>)</text:p>
      <text:p text:style-name="P5"><text:tab/> <text:s text:c="10"/>PRODUCTO</text:p>
      <text:p text:style-name="P1"><text:span text:style-name="T26">USADO</text:span>(<text:span text:style-name="T11">p</text:span><text:span text:style-name="T3">_identificador</text:span>)</text:p>
      <text:p text:style-name="P1"/>
      <text:p text:style-name="P3"><text:s text:c="38"/>PRODUCTO <text:s text:c="2"/>CLIENTE</text:p>
      <text:p text:style-name="P1"><text:span text:style-name="T26">PIDE</text:span>(<text:span text:style-name="T1">nro_pedido</text:span>, <text:span text:style-name="T20">producto</text:span>, <text:span text:style-name="T11">cliente</text:span><text:span text:style-name="T15">, es_nuevo</text:span>) </text:p>
      <text:p text:style-name="P1"/>
      <text:p text:style-name="P5"><text:tab/><text:tab/> <text:s text:c="4"/>ORDEN <text:s text:c="5"/>NUEVO</text:p>
      <text:p text:style-name="P1">SE_<text:span text:style-name="T26">INCLUYE</text:span>(<text:span text:style-name="T3">orden</text:span><text:span text:style-name="T1">, </text:span><text:span text:style-name="T3">producto</text:span>, cantidad, código_de_producto, descripción, precio_unitario)</text:p>
      <text:p text:style-name="P1"/>
      <text:p text:style-name="P1"/>
      <text:p text:style-name="P1"/>
      <text:p text:style-name="P1"/>
      <text:p text:style-name="P1">CLIENTE(<text:span text:style-name="T1">cédula</text:span>, nombre_completo, dirección, teléfono<text:span text:style-name="T26">,</text:span>correo_electrónico)</text:p>
      <text:p text:style-name="P1"/>
      <text:p text:style-name="P1">FACTURA(<text:span text:style-name="T1">rif_empresa, número_de_factura</text:span>, clave_<text:span text:style-name="T26">transacción</text:span>, método_de_pago, monto,número_de_cuenta_de_transacción)</text:p>
      <text:p text:style-name="P1"/>
      <text:p text:style-name="P9">RECIBO(<text:span text:style-name="T1">número_de_recibo</text:span>, clave_transacción, método_de_pago, monto, número_de_cuenta_de_transacción, rif_empresa)</text:p>
      <text:p text:style-name="P1"/>
      <text:p text:style-name="P2">BONO_SABATINO(<text:span text:style-name="T5">monto</text:span>)</text:p>
      <text:p text:style-name="P1"/>
      <text:p text:style-name="P2">LISTA_DE_PRECIOS(<text:span text:style-name="T1">precio</text:span>, año_de_<text:span text:style-name="T26">elaboración</text:span>, modelo, marca)</text:p>
      <text:p text:style-name="P1"/>
      <text:p text:style-name="P2">PRIMA(<text:span text:style-name="T1">monto</text:span>, género, rango_<text:span text:style-name="T26">etario</text:span>)</text:p>
      <text:p text:style-name="P1"/>
      <text:p text:style-name="P1"><text:span text:style-name="T15">CATEGORÍA(</text:span><text:span text:style-name="T2">sueldo_base,</text:span><text:span text:style-name="T17">cargo</text:span><text:span text:style-name="T15">)</text:span></text:p>
      <text:p text:style-name="P1"/>
      <text:p text:style-name="P1"><text:soft-page-break/><text:span text:style-name="T15">CARGO(</text:span><text:span text:style-name="T2">sueldo_base,</text:span><text:span text:style-name="T17">cargo</text:span><text:span text:style-name="T15">)</text:span></text:p>
      <text:p text:style-name="P1"/>
      <text:p text:style-name="P1"><text:span text:style-name="T15">PROVEEDOR(</text:span><text:span text:style-name="T6">rif</text:span><text:span text:style-name="T15">)</text:span></text:p>
      <text:p text:style-name="P4"/>
      <text:p text:style-name="P1"><text:span text:style-name="T15"><text:tab/> <text:s text:c="2"/></text:span><text:span text:style-name="T13">RECIBO <text:s/>CLIENTE <text:s/>VENDEDOR <text:s text:c="14"/>EJEMPLAR_USADO <text:s text:c="11"/></text:span></text:p>
      <text:p text:style-name="P9"><text:span text:style-name="T15">VENTA(</text:span><text:span text:style-name="T3">recibo</text:span><text:span text:style-name="T16">, </text:span><text:span text:style-name="T18">cliente</text:span><text:span text:style-name="T16">,</text:span><text:span text:style-name="T18">vendedor</text:span><text:span text:style-name="T15">, </text:span><text:span text:style-name="T11">ejemplar_usado_de_venta</text:span><text:span text:style-name="T15">, precio_de_venta)</text:span></text:p>
      <text:p text:style-name="P2"/>
      <text:p text:style-name="P1"><text:span text:style-name="T15"><text:tab/> <text:s text:c="4"/></text:span><text:span text:style-name="T13">RECIBO </text:span><text:span text:style-name="T15"><text:s/></text:span><text:span text:style-name="T13">CLIENTE <text:s/>VENDEDOR <text:s text:c="3"/>EJEMPLAR_USADO <text:s text:c="2"/>EJEMPLAR_USADO</text:span></text:p>
      <text:p text:style-name="P1"><text:span text:style-name="T28">CAMBIO</text:span><text:span text:style-name="T15">(</text:span><text:span text:style-name="T3">recibo</text:span><text:span text:style-name="T16">, </text:span><text:span text:style-name="T18">cliente</text:span><text:span text:style-name="T16">,</text:span><text:span text:style-name="T18">vendedor</text:span><text:span text:style-name="T15">, </text:span><text:span text:style-name="T11">ejemplar_cliente</text:span><text:span text:style-name="T15">, </text:span><text:span text:style-name="T11">ejemplar_tienda</text:span><text:span text:style-name="T15">)</text:span></text:p>
      <text:p text:style-name="P2"/>
      <text:p text:style-name="P4"><text:tab/> <text:s text:c="20"/>FACTURA <text:s text:c="23"/>CLIENTE <text:s/>VENDEDOR <text:s text:c="2"/>EJEMPLAR</text:p>
      <text:p text:style-name="P1"><text:span text:style-name="T28">COMPRA</text:span><text:span text:style-name="T15">( </text:span><text:span text:style-name="T4">rif_tienda, nro_factura</text:span><text:span text:style-name="T19">, </text:span><text:span text:style-name="T18">cliente</text:span><text:span text:style-name="T16">, </text:span><text:span text:style-name="T18">vendedor</text:span><text:span text:style-name="T16">,</text:span><text:span text:style-name="T15"> </text:span><text:span text:style-name="T11">ejemplar</text:span><text:span text:style-name="T15">)</text:span></text:p>
      <text:p text:style-name="P2"/>
      <text:p text:style-name="P2"/>
      <text:p text:style-name="P2"/>
      <text:p text:style-name="P1"><text:tab/><text:tab/><text:tab/><text:tab/><text:tab/><text:tab/><text:tab/><text:tab/><text:tab/> <text:s text:c="53"/></text:p>
      <text:p text:style-name="P1"><text:span text:style-name="T26">DEPENDIENTE</text:span>(<text:span text:style-name="T1">número_de_dependiente,</text:span> <text:span text:style-name="T15">nombre_completo, cédula,</text:span></text:p>
      <text:p text:style-name="P1"><text:span text:style-name="T15"><text:tab/><text:tab/><text:tab/> <text:s/></text:span><text:span text:style-name="T13">PRIMA</text:span></text:p>
      <text:p text:style-name="P1"><text:span text:style-name="T15"><text:s/>edad,sexo,asegurado,</text:span><text:span text:style-name="T11">prima, </text:span>)</text:p>
      <text:p text:style-name="P1"/>
      <text:p text:style-name="P1"><text:span text:style-name="T26">EMPLEADO</text:span>(<text:span text:style-name="T1">cédula</text:span>, nombre_completo, dirección, correo_electrónico,fecha_de_ingreso)</text:p>
      <text:p text:style-name="P1"><text:s text:c="42"/><text:span text:style-name="T12">EMPLEADO</text:span></text:p>
      <text:p text:style-name="P1"><text:span text:style-name="T26">TELÉFONOS</text:span>_EMPLEADO( <text:span text:style-name="T3">cédula <text:s text:c="5"/></text:span><text:span text:style-name="T1">, número</text:span>)</text:p>
      <text:p text:style-name="P1"><text:tab/><text:tab/><text:span text:style-name="T12">EMPLEADO</text:span><text:tab/><text:tab/><text:tab/><text:tab/><text:tab/> <text:s text:c="19"/><text:span text:style-name="T12">CATEGORÍA</text:span></text:p>
      <text:p text:style-name="P1">VENDEDOR(<text:span text:style-name="T7">cédula</text:span>, comisión, nro_sábados, turno, remuneración, <text:span text:style-name="T11">sueldo_base</text:span>)</text:p>
      <text:p text:style-name="P1"><text:s text:c="5"/><text:tab/><text:tab/><text:tab/> <text:s text:c="2"/><text:span text:style-name="T12">EMPLEADO<text:tab/>CARGO</text:span></text:p>
      <text:p text:style-name="P1"><text:span text:style-name="T26">ADMINISTRATIVO</text:span>( <text:s/><text:span text:style-name="T3">cédula</text:span>, <text:s/><text:span text:style-name="T11">sueldo_base</text:span>)</text:p>
      <text:p text:style-name="P1"/>
      <text:p text:style-name="P1"><text:tab/><text:tab/> <text:s text:c="4"/><text:span text:style-name="T12">EMPLEADO <text:s/>DEPENDIENTE</text:span></text:p>
      <text:p text:style-name="P1">ES_<text:span text:style-name="T26">FAMILIAR</text:span>(<text:span text:style-name="T3">empleado</text:span><text:span text:style-name="T1">,</text:span><text:span text:style-name="T3">dependiente</text:span>,parentesco)</text:p>
      <text:p text:style-name="P1"/>
      <text:p text:style-name="P1"><text:s text:c="51"/><text:span text:style-name="T12">PROVEEDOR</text:span></text:p>
      <text:p text:style-name="P1"><text:span text:style-name="T28">ORDEN</text:span><text:span text:style-name="T15">(</text:span><text:span text:style-name="T2">número</text:span><text:span text:style-name="T15">, fecha, monto_total, </text:span><text:span text:style-name="T11">proveedor</text:span><text:span text:style-name="T15">)</text:span></text:p>
      <text:p text:style-name="P1"/>
      <text:p text:style-name="P1"><text:span text:style-name="T12"><text:tab/> <text:s text:c="3"/>PROVEEDOR<text:tab/> <text:s text:c="8"/>NUEVO</text:span><text:tab/> <text:s text:c="23"/><text:span text:style-name="T14">FACTURA</text:span><text:tab/><text:tab/><text:tab/><text:tab/></text:p>
      <text:p text:style-name="P1"><text:span text:style-name="T26">Entrega</text:span>(<text:span text:style-name="T3">proveedora</text:span><text:span text:style-name="T1">,</text:span><text:span text:style-name="T3">producto_nuevo</text:span><text:span text:style-name="T1">,</text:span><text:span text:style-name="T3"> <text:s text:c="4"/>rif_proveedora, factura <text:s text:c="2"/></text:span><text:span text:style-name="T11"><text:s/></text:span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4:49:45</meta:creation-date>
    <meta:editing-duration>PT8H10M5S</meta:editing-duration>
    <meta:editing-cycles>37</meta:editing-cycles>
    <meta:generator>LibreOffice/3.5$Linux_X86_64 LibreOffice_project/350m1$Build-2</meta:generator>
    <dc:date>2015-05-22T04:18:31</dc:date>
    <dc:creator>Fernando Perez</dc:creator>
    <meta:document-statistic meta:table-count="0" meta:image-count="0" meta:object-count="0" meta:page-count="6" meta:paragraph-count="123" meta:word-count="391" meta:character-count="6204" meta:non-whitespace-character-count="4757"/>
  </office:meta>
</office:document-meta>
</file>